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594d2" officeooo:paragraph-rsid="00259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0:22:31.372652093</meta:creation-date>
    <dc:date>2020-10-19T11:26:08.292844237</dc:date>
    <meta:editing-duration>PT1M1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